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774" officeooo:paragraph-rsid="00128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3:57:03.063995815</meta:creation-date>
    <dc:date>2020-08-06T13:57:28.137638860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4.2$Linux_X86_64 LibreOffice_project/40$Build-2</meta:generator>
  </office:meta>
</office:document-meta>
</file>